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Courier 10 Pitch" svg:font-family="'Courier 10 Pitch'" style:font-adornments="Gras" style:font-pitch="fixed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0d43" officeooo:paragraph-rsid="000f0d43"/>
    </style:style>
    <style:style style:name="P2" style:family="paragraph" style:parent-style-name="Text_20_body">
      <style:text-properties officeooo:rsid="000f0d43" officeooo:paragraph-rsid="000f0d43"/>
    </style:style>
    <style:style style:name="P3" style:family="paragraph" style:parent-style-name="Text_20_body" style:list-style-name="L1">
      <style:text-properties officeooo:rsid="000f0d43" officeooo:paragraph-rsid="000f0d43"/>
    </style:style>
    <style:style style:name="P4" style:family="paragraph" style:parent-style-name="Text_20_body" style:list-style-name="L2">
      <style:text-properties officeooo:rsid="000f0d43" officeooo:paragraph-rsid="000f0d43"/>
    </style:style>
    <style:style style:name="P5" style:family="paragraph" style:parent-style-name="Text_20_body" style:list-style-name="L3">
      <style:text-properties officeooo:rsid="000f0d43" officeooo:paragraph-rsid="000f0d43"/>
    </style:style>
    <style:style style:name="P6" style:family="paragraph" style:parent-style-name="Text_20_body" style:list-style-name="L4">
      <style:text-properties officeooo:rsid="000f0d43" officeooo:paragraph-rsid="000f0d43"/>
    </style:style>
    <style:style style:name="P7" style:family="paragraph" style:parent-style-name="Text_20_body" style:list-style-name="L3">
      <style:text-properties officeooo:paragraph-rsid="000f0d43"/>
    </style:style>
    <style:style style:name="P8" style:family="paragraph" style:parent-style-name="Text_20_body" style:list-style-name="L4">
      <style:text-properties officeooo:paragraph-rsid="000f0d43"/>
    </style:style>
    <style:style style:name="P9" style:family="paragraph" style:parent-style-name="Text_20_body">
      <style:text-properties officeooo:rsid="000f4fa9" officeooo:paragraph-rsid="000f4fa9"/>
    </style:style>
    <style:style style:name="P10" style:family="paragraph" style:parent-style-name="Text_20_body" style:list-style-name="L5">
      <style:text-properties officeooo:rsid="000f4fa9" officeooo:paragraph-rsid="000f4fa9"/>
    </style:style>
    <style:style style:name="P11" style:family="paragraph" style:parent-style-name="Text_20_body" style:list-style-name="L6">
      <style:text-properties officeooo:rsid="000f4fa9" officeooo:paragraph-rsid="000f4fa9"/>
    </style:style>
    <style:style style:name="P12" style:family="paragraph" style:parent-style-name="Text_20_body" style:list-style-name="L7">
      <style:text-properties officeooo:rsid="000f4fa9" officeooo:paragraph-rsid="000f4fa9"/>
    </style:style>
    <style:style style:name="P13" style:family="paragraph" style:parent-style-name="Text_20_body" style:list-style-name="L5">
      <style:text-properties officeooo:paragraph-rsid="000f4fa9"/>
    </style:style>
    <style:style style:name="P14" style:family="paragraph" style:parent-style-name="Text_20_body">
      <style:text-properties officeooo:rsid="00106ec9" officeooo:paragraph-rsid="00106ec9"/>
    </style:style>
    <style:style style:name="P15" style:family="paragraph" style:parent-style-name="Text_20_body" style:list-style-name="L8">
      <style:text-properties officeooo:rsid="00106ec9" officeooo:paragraph-rsid="00106ec9"/>
    </style:style>
    <style:style style:name="P16" style:family="paragraph" style:parent-style-name="Text_20_body" style:list-style-name="L9">
      <style:text-properties officeooo:rsid="00106ec9" officeooo:paragraph-rsid="00106ec9"/>
    </style:style>
    <style:style style:name="P17" style:family="paragraph" style:parent-style-name="Text_20_body" style:list-style-name="L8">
      <style:text-properties officeooo:paragraph-rsid="00106ec9"/>
    </style:style>
    <style:style style:name="P18" style:family="paragraph" style:parent-style-name="Text_20_body" style:list-style-name="L9">
      <style:text-properties officeooo:rsid="00109400" officeooo:paragraph-rsid="00109400"/>
    </style:style>
    <style:style style:name="P19" style:family="paragraph" style:parent-style-name="Text_20_body">
      <style:text-properties officeooo:rsid="00109400" officeooo:paragraph-rsid="00109400"/>
    </style:style>
    <style:style style:name="P20" style:family="paragraph" style:parent-style-name="Text_20_body" style:list-style-name="L10">
      <style:text-properties officeooo:rsid="00109400" officeooo:paragraph-rsid="00109400"/>
    </style:style>
    <style:style style:name="P21" style:family="paragraph" style:parent-style-name="Text_20_body">
      <style:text-properties officeooo:rsid="0010a2a2" officeooo:paragraph-rsid="0010a2a2"/>
    </style:style>
    <style:style style:name="P22" style:family="paragraph" style:parent-style-name="Heading_20_2">
      <style:text-properties officeooo:rsid="000f0d43" officeooo:paragraph-rsid="000f0d43"/>
    </style:style>
    <style:style style:name="P23" style:family="paragraph" style:parent-style-name="Heading_20_2">
      <style:text-properties officeooo:rsid="000f4fa9" officeooo:paragraph-rsid="000f4fa9"/>
    </style:style>
    <style:style style:name="P24" style:family="paragraph" style:parent-style-name="Heading_20_2">
      <style:text-properties officeooo:rsid="00106ec9" officeooo:paragraph-rsid="00106ec9"/>
    </style:style>
    <style:style style:name="P25" style:family="paragraph" style:parent-style-name="Heading_20_2">
      <style:text-properties officeooo:rsid="00109400" officeooo:paragraph-rsid="00109400"/>
    </style:style>
    <style:style style:name="P26" style:family="paragraph" style:parent-style-name="Heading_20_2">
      <style:text-properties officeooo:rsid="0010a2a2" officeooo:paragraph-rsid="0010a2a2"/>
    </style:style>
    <style:style style:name="P27" style:family="paragraph" style:parent-style-name="Heading_20_1">
      <style:text-properties officeooo:rsid="000f0d43" officeooo:paragraph-rsid="000f0d43"/>
    </style:style>
    <style:style style:name="P28" style:family="paragraph" style:parent-style-name="terminal">
      <style:text-properties officeooo:rsid="000f0d43" officeooo:paragraph-rsid="000f0d43"/>
    </style:style>
    <style:style style:name="P29" style:family="paragraph" style:parent-style-name="terminal">
      <style:text-properties officeooo:rsid="000f4fa9" officeooo:paragraph-rsid="000f4fa9"/>
    </style:style>
    <style:style style:name="P30" style:family="paragraph" style:parent-style-name="terminal">
      <style:text-properties officeooo:rsid="0010a2a2" officeooo:paragraph-rsid="0010a2a2"/>
    </style:style>
    <style:style style:name="P31" style:family="paragraph" style:parent-style-name="Footnote">
      <style:text-properties officeooo:rsid="0010a2a2" officeooo:paragraph-rsid="0010a2a2"/>
    </style:style>
    <style:style style:name="T1" style:family="text">
      <style:text-properties officeooo:rsid="000f0d43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officeooo:rsid="000f4fa9"/>
    </style:style>
    <style:style style:name="T4" style:family="text">
      <style:text-properties officeooo:rsid="00106ec9"/>
    </style:style>
    <style:style style:name="T5" style:family="text">
      <style:text-properties officeooo:rsid="00109400"/>
    </style:style>
    <style:style style:name="T6" style:family="text">
      <style:text-properties officeooo:rsid="0011a2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gesup B2</text:p>
      <text:p text:style-name="P1">Promotion 2019-2020</text:p>
      <text:p text:style-name="P1"/>
      <text:h text:style-name="P27" text:outline-level="1">Pour commencer</text:h>
      <text:list xml:id="list5789506367452441023" text:style-name="L1">
        <text:list-item>
          <text:p text:style-name="P3">Utiliser le dump sql pour créer une base de données "films", que vous rendez exploitable par l’utilisateur b2 (password b2)</text:p>
        </text:list-item>
        <text:list-item>
          <text:p text:style-name="P3">Importer le fichier ExamB2.zip dans votre IDE</text:p>
        </text:list-item>
      </text:list>
      <text:h text:style-name="P27" text:outline-level="1">Ce dont vous disposez</text:h>
      <text:list xml:id="list8434615657560582324" text:style-name="L2">
        <text:list-item>
          <text:p text:style-name="P4">package beans : la classe Acteur et la classe Genre</text:p>
        </text:list-item>
        <text:list-item>
          <text:p text:style-name="P4">package connecteurs : la classe MysqlB2 pour se connecter à la base</text:p>
        </text:list-item>
        <text:list-item>
          <text:p text:style-name="P4">package domain : la classe Acteurs héritant d’une collection d’Acteur</text:p>
          <text:list>
            <text:list-item>
              <text:p text:style-name="P4">Vous remarquerez que le constructeur contient un paramètre booléen. Si ce booléen est vrai, la collection sera remplie par la table de la base de donnée.</text:p>
            </text:list-item>
          </text:list>
        </text:list-item>
      </text:list>
      <text:h text:style-name="P27" text:outline-level="1">Travail à réaliser</text:h>
      <text:h text:style-name="P22" text:outline-level="2">Classe Acteurs</text:h>
      <text:p text:style-name="P2">Ajouter une méthode getActeur demandant un entier code et retournant un Acteur. </text:p>
      <text:list xml:id="list7326394431039521568" text:style-name="L3">
        <text:list-item>
          <text:p text:style-name="P7"><text:span text:style-name="T1">Bouclez dans la collection (this) pour tous les objets Acteur</text:span></text:p>
          <text:list>
            <text:list-item>
              <text:p text:style-name="P5">si le code de l’Acteur (vous avez un getter) est égal au code en paramètre, retournez l’acteur</text:p>
            </text:list-item>
          </text:list>
        </text:list-item>
        <text:list-item>
          <text:p text:style-name="P5">Si on finit la boucle sans avoir trouvé d’acteur de ce code, retournez null</text:p>
        </text:list-item>
      </text:list>
      <text:h text:style-name="P22" text:outline-level="2">Classe TestActeurs (package com.b2.mysql.tests)</text:h>
      <text:list xml:id="list7520414263370092342" text:style-name="L4">
        <text:list-item>
          <text:p text:style-name="P8"><text:span text:style-name="T1">Instancier un objet Acteurs (paramètre true)</text:span></text:p>
        </text:list-item>
        <text:list-item>
          <text:p text:style-name="P6">Afficher tous les acteurs</text:p>
        </text:list-item>
        <text:list-item>
          <text:p text:style-name="P6">Afficher l’acteur de code 1 (doit afficher Jodie Foster)</text:p>
        </text:list-item>
        <text:list-item>
          <text:p text:style-name="P6">Afficher l’acteur de code 11 (doit afficher null)</text:p>
        </text:list-item>
      </text:list>
      <text:p text:style-name="P2">Résultat escompté :</text:p>
      <text:p text:style-name="P28"/>
      <text:p text:style-name="P28">*******************************</text:p>
      <text:p text:style-name="P28">Affichage de tous les acteurs :</text:p>
      <text:p text:style-name="P28">[1] : Mme Jodie FOSTER (1962)</text:p>
      <text:p text:style-name="P28">[2] : M. Matthew David McConaughey (1969)</text:p>
      <text:p text:style-name="P28">[3] : M. James WOODS (1947)</text:p>
      <text:p text:style-name="P28">[4] : M. Tom SKERRIT (1933)</text:p>
      <text:p text:style-name="P28">[5] : M. William FICHTNER (1956)</text:p>
      <text:p text:style-name="P28">[6] : M. John HURT (1940)</text:p>
      <text:p text:style-name="P28">[7] : M. Arno de VILLEDON (1962)</text:p>
      <text:p text:style-name="P28"><text:soft-page-break/></text:p>
      <text:p text:style-name="P28">*******************************</text:p>
      <text:p text:style-name="P28">Affichage d'un acteur de code existant :</text:p>
      <text:p text:style-name="P28">[1] : Mme Jodie FOSTER (1962)</text:p>
      <text:p text:style-name="P28"/>
      <text:p text:style-name="P28">*******************************</text:p>
      <text:p text:style-name="P28">Affichage d'un acteur de code inexistant :</text:p>
      <text:p text:style-name="P28">null</text:p>
      <text:h text:style-name="P23" text:outline-level="2">Classe Film (package beans)</text:h>
      <text:list xml:id="list6060389041542361757" text:style-name="L5">
        <text:list-item>
          <text:p text:style-name="P13"><text:span text:style-name="T3">3 champs privés : m_code(int), m_titre(String), et m_annee(int)</text:span></text:p>
        </text:list-item>
        <text:list-item>
          <text:p text:style-name="P10">constructeur : comme d’habitude</text:p>
        </text:list-item>
        <text:list-item>
          <text:p text:style-name="P10">tous les getters</text:p>
        </text:list-item>
        <text:list-item>
          <text:p text:style-name="P10">méthode toString() retournant le code (entre crochets), le titre, et l’année (entre parenthèses)</text:p>
        </text:list-item>
      </text:list>
      <text:h text:style-name="P23" text:outline-level="2">Classe Films (package domain)</text:h>
      <text:p text:style-name="P9">Calquez-vous sur la classe Acteurs pour avoir :</text:p>
      <text:list xml:id="list6818067179519584613" text:style-name="L6">
        <text:list-item>
          <text:p text:style-name="P11">le constructeur (booléen)</text:p>
        </text:list-item>
        <text:list-item>
          <text:p text:style-name="P11">la méthode getFilm(int code) retournant le Film ayant ce code, et null si pas trouvé.</text:p>
        </text:list-item>
      </text:list>
      <text:h text:style-name="P23" text:outline-level="2">Classe TestFilms (package tests)</text:h>
      <text:p text:style-name="P9">Calquez-vous sur le test des acteurs pour afficher :</text:p>
      <text:list xml:id="list3270830825668281085" text:style-name="L7">
        <text:list-item>
          <text:p text:style-name="P12">tous les films</text:p>
        </text:list-item>
        <text:list-item>
          <text:p text:style-name="P12">le film de code 1</text:p>
        </text:list-item>
        <text:list-item>
          <text:p text:style-name="P12">le fim de code 11</text:p>
        </text:list-item>
      </text:list>
      <text:p text:style-name="P29"/>
      <text:p text:style-name="P29">*******************************</text:p>
      <text:p text:style-name="P29">Affichage de tous les films :</text:p>
      <text:p text:style-name="P29">[1] : Contact (1997)</text:p>
      <text:p text:style-name="P29">[2] : Nell (1994)</text:p>
      <text:p text:style-name="P29">[3] : Armageddon (1998)</text:p>
      <text:p text:style-name="P29"/>
      <text:p text:style-name="P29">*******************************</text:p>
      <text:p text:style-name="P29">Affichage d'un film de code existant :</text:p>
      <text:p text:style-name="P29">[1] : Contact (1997)</text:p>
      <text:p text:style-name="P29"/>
      <text:p text:style-name="P29">*******************************</text:p>
      <text:p text:style-name="P29">Affichage d'un film de code inexistant :</text:p>
      <text:p text:style-name="P29">null</text:p>
      <text:h text:style-name="P24" text:outline-level="2">Classe Joue (beans)</text:h>
      <text:list xml:id="list3131276738454478100" text:style-name="L8">
        <text:list-item>
          <text:p text:style-name="P17"><text:span text:style-name="T4">La classe contient 3 champs privés :</text:span></text:p>
          <text:list>
            <text:list-item>
              <text:p text:style-name="P15">Un objet Film (c’est bien un objet et non un String!)</text:p>
            </text:list-item>
            <text:list-item>
              <text:p text:style-name="P15">Un objet Acteur (idem)</text:p>
            </text:list-item>
            <text:list-item>
              <text:p text:style-name="P15"><text:soft-page-break/>Un String rôle</text:p>
            </text:list-item>
          </text:list>
        </text:list-item>
        <text:list-item>
          <text:p text:style-name="P15">Constructeur : récupère les 3 paramètres et les stocke dans les champs</text:p>
        </text:list-item>
        <text:list-item>
          <text:p text:style-name="P15">Méthode toString : affiche [Acteur] "joue dans " [Film] "avec pour rôle [rôle]</text:p>
        </text:list-item>
        <text:list-item>
          <text:p text:style-name="P15">les getters</text:p>
        </text:list-item>
      </text:list>
      <text:h text:style-name="P24" text:outline-level="2">Classe Jouent (package domain)</text:h>
      <text:p text:style-name="P14">Hérite d’une collection de Joue</text:p>
      <text:list xml:id="list1412860512925356485" text:style-name="L9">
        <text:list-item>
          <text:p text:style-name="P16">Le constructeur a besoin de la collection d’acteurs et de films (pour pouvoir faire le pont entre le code et l’objet)</text:p>
          <text:list>
            <text:list-item>
              <text:p text:style-name="P16">instancier un objet MysqlB2 et sélectionner la table joue</text:p>
            </text:list-item>
            <text:list-item>
              <text:p text:style-name="P16">boucle</text:p>
              <text:list>
                <text:list-item>
                  <text:p text:style-name="P16">récupérer le code du Film (champ codeF)</text:p>
                </text:list-item>
                <text:list-item>
                  <text:p text:style-name="P16">récupérer de code de l’Acteur (champ codeA)</text:p>
                </text:list-item>
                <text:list-item>
                  <text:p text:style-name="P16">récupérer le rôle (champ casting)</text:p>
                </text:list-item>
                <text:list-item>
                  <text:p text:style-name="P16">Retrouvez l’objet Film correspondant au code récupéré</text:p>
                </text:list-item>
                <text:list-item>
                  <text:p text:style-name="P16">Retrouvez l’objet Acteur…</text:p>
                </text:list-item>
                <text:list-item>
                  <text:p text:style-name="P16">Créer un nouvel objet Joue à partir de ces données et ajoutez-le à la collection</text:p>
                </text:list-item>
              </text:list>
            </text:list-item>
          </text:list>
        </text:list-item>
        <text:list-item>
          <text:p text:style-name="P16">Méthode getJoue : demande 2 paramètres entiers (code<text:span text:style-name="T5">s</text:span> du F<text:span text:style-name="T5">ilm et de l’Acteur)</text:span></text:p>
          <text:list>
            <text:list-item>
              <text:p text:style-name="P18">boucler dans la collection</text:p>
              <text:list>
                <text:list-item>
                  <text:p text:style-name="P18">si le code du film et le code de l’acteur sont corrects, retourner l’objet Joue</text:p>
                </text:list-item>
              </text:list>
            </text:list-item>
            <text:list-item>
              <text:p text:style-name="P18">retourner null si rien trouvé.</text:p>
            </text:list-item>
          </text:list>
        </text:list-item>
      </text:list>
      <text:h text:style-name="P25" text:outline-level="2">Classe TestJouent</text:h>
      <text:list xml:id="list8237823277318359236" text:style-name="L10">
        <text:list-item>
          <text:p text:style-name="P20">instancier une collection Films → films</text:p>
        </text:list-item>
        <text:list-item>
          <text:p text:style-name="P20">instancier une collection Acteurs → acteurs</text:p>
        </text:list-item>
        <text:list-item>
          <text:p text:style-name="P20">instancier une collection Jouent (noubliez pas les paramètres acteurs et films)</text:p>
        </text:list-item>
        <text:list-item>
          <text:p text:style-name="P20">afficher tous les jeux d’acteurs</text:p>
        </text:list-item>
        <text:list-item>
          <text:p text:style-name="P20">afficher le jeu avec codeFilm=1 et codeActeur=1 (Jodie Foster dans Contact)</text:p>
        </text:list-item>
        <text:list-item>
          <text:p text:style-name="P20">afficher le jeu avec codeFilm=3 et codeActeur=1 (null)</text:p>
        </text:list-item>
      </text:list>
      <text:p text:style-name="P19">Résultat :</text:p>
      <text:p text:style-name="terminal"/>
      <text:p text:style-name="terminal">*******************************</text:p>
      <text:p text:style-name="terminal">Affichage de tous les jeux d'acteurs :</text:p>
      <text:p text:style-name="terminal"><text:soft-page-break/>[1] : Mme Jodie FOSTER (1962) joue dans [1] : Contact (1997) avec pour rôle Eleanore « Ellie » Arroway</text:p>
      <text:p text:style-name="terminal">[2] : M. Matthew David McConaughey (1969) joue dans [1] : Contact (1997) avec pour rôle Palmer Joss</text:p>
      <text:p text:style-name="terminal">[3] : M. James WOODS (1947) joue dans [1] : Contact (1997) avec pour rôle Michael Kitz</text:p>
      <text:p text:style-name="terminal">[4] : M. Tom SKERRIT (1933) joue dans [1] : Contact (1997) avec pour rôle David Drumlin</text:p>
      <text:p text:style-name="terminal">[5] : M. William FICHTNER (1956) joue dans [1] : Contact (1997) avec pour rôle Kent</text:p>
      <text:p text:style-name="terminal">[6] : M. John HURT (1940) joue dans [1] : Contact (1997) avec pour rôle S.R. Hadden</text:p>
      <text:p text:style-name="terminal">[1] : Mme Jodie FOSTER (1962) joue dans [2] : Nell (1994) avec pour rôle Nell</text:p>
      <text:p text:style-name="terminal">[5] : M. William FICHTNER (1956) joue dans [3] : Armageddon (1998) avec pour rôle Colonel William Sharp</text:p>
      <text:p text:style-name="terminal"/>
      <text:p text:style-name="terminal">*******************************</text:p>
      <text:p text:style-name="terminal">Affichage d'un jeu d'acteur de codes existants :</text:p>
      <text:p text:style-name="terminal">[1] : Mme Jodie FOSTER (1962) joue dans [1] : Contact (1997) avec pour rôle Eleanore « Ellie » Arroway</text:p>
      <text:p text:style-name="terminal"/>
      <text:p text:style-name="terminal">*******************************</text:p>
      <text:p text:style-name="terminal">Affichage d'un jeu d'acteur de code inexistant :</text:p>
      <text:p text:style-name="terminal">null</text:p>
      <text:h text:style-name="P26" text:outline-level="2">Bonus</text:h>
      <text:p text:style-name="P21">Ajouter une méthode (où?) permettant de trouver la liste des acteurs au chômage. Vous devriez en trouver un seul<text:note text:id="ftn0" text:note-class="footnote"><text:note-citation>1</text:note-citation><text:note-body><text:p text:style-name="P31"><text:span text:style-name="T6">En réalité, c</text:span>e n’est pas vrai, car j’ai joué dans un film</text:p></text:note-body></text:note>.</text:p>
      <text:p text:style-name="P30"/>
      <text:p text:style-name="P30">*******************************</text:p>
      <text:p text:style-name="P30">Affichage des acteurs au chomage :</text:p>
      <text:p text:style-name="P30">[7] : M. Arno de VILLEDON (1962)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Courier 10 Pitch" svg:font-family="'Courier 10 Pitch'" style:font-adornments="Gras" style:font-pitch="fixed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" style:family="paragraph" style:parent-style-name="Text_20_body" style:class="text">
      <loext:graphic-properties draw:fill="solid" draw:fill-color="#cccccc" draw:opacity="100%" draw:fill-image-width="0cm" draw:fill-image-height="0cm"/>
      <style:paragraph-properties fo:margin-top="0cm" fo:margin-bottom="0cm" loext:contextual-spacing="false" fo:background-color="#cccccc" fo:padding="0.049cm" fo:border="0.06pt solid #000000" style:shadow="none" style:writing-mode="page"/>
      <style:text-properties fo:font-size="9pt" style:font-size-asian="10.5pt"/>
    </style:style>
    <style:style style:name="terminal" style:family="paragraph" style:parent-style-name="Text_20_body" style:class="text">
      <loext:graphic-properties draw:fill="solid" draw:fill-color="#000000" draw:opacity="100%"/>
      <style:paragraph-properties fo:margin-top="0cm" fo:margin-bottom="0cm" loext:contextual-spacing="false" fo:background-color="#000000" style:shadow="none"/>
      <style:text-properties fo:color="#ffffff" style:font-name="Courier 10 Pitch" fo:font-family="'Courier 10 Pitch'" style:font-style-name="Gras" style:font-pitch="fixed" fo:font-size="8pt" fo:font-weight="bold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comment1_5f_cpp" style:display-name="comment1_cpp" style:family="text">
      <style:text-properties fo:color="#339900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keyword0_5f_cpp" style:display-name="keyword0_cpp" style:family="text">
      <style:text-properties fo:color="#0000ff" fo:font-style="normal" fo:font-weight="normal"/>
    </style:style>
    <style:style style:name="keyword1_5f_cpp" style:display-name="keyword1_cpp" style:family="text">
      <style:text-properties fo:color="#0000ff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string_5f_cpp" style:display-name="string_cpp" style:family="text">
      <style:text-properties fo:color="#ff0000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escaped_5f_cpp" style:display-name="escaped_cpp" style:family="text">
      <style:text-properties fo:color="#666666" fo:font-style="normal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suffix=" - 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 -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) 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5:17:42.424886175</meta:creation-date>
    <dc:title>MyArno</dc:title>
    <meta:editing-duration>PT8M36S</meta:editing-duration>
    <meta:editing-cycles>3</meta:editing-cycles>
    <meta:generator>LibreOffice/5.2.7.2$Linux_X86_64 LibreOffice_project/20m0$Build-2</meta:generator>
    <dc:date>2020-02-20T16:09:30.709537273</dc:date>
    <meta:document-statistic meta:table-count="0" meta:image-count="0" meta:object-count="0" meta:page-count="4" meta:paragraph-count="115" meta:word-count="920" meta:character-count="5259" meta:non-whitespace-character-count="4501"/>
    <meta:template xlink:type="simple" xlink:actuate="onRequest" xlink:title="MyArno" xlink:href="../../../../../../../../home/arno9/.config/libreoffice/4/user/template/MyArno.ott" meta:date="2020-02-20T15:17:41.002466264"/>
  </office:meta>
</office:document-meta>
</file>